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P2" style:parent-style-name="Lijstalinea" style:list-style-name="LFO2" style:family="paragraph"/>
    <style:style style:name="P3" style:parent-style-name="Lijstalinea" style:list-style-name="LFO2" style:family="paragraph"/>
    <style:style style:name="P4" style:parent-style-name="Lijstalinea" style:list-style-name="LFO2" style:family="paragraph"/>
    <style:style style:name="P5" style:parent-style-name="Lijstalinea" style:list-style-name="LFO2" style:family="paragraph"/>
    <style:style style:name="P6" style:parent-style-name="Lijstalinea" style:list-style-name="LFO3" style:family="paragraph"/>
    <style:style style:name="P7" style:parent-style-name="Lijstalinea" style:list-style-name="LFO4" style:family="paragraph"/>
    <style:style style:name="P8" style:parent-style-name="Lijstalinea" style:list-style-name="LFO4" style:family="paragraph"/>
    <style:style style:name="P9" style:parent-style-name="Lijstalinea" style:list-style-name="LFO5" style:family="paragraph"/>
    <style:style style:name="P10" style:parent-style-name="Lijstalinea" style:list-style-name="LFO6" style:family="paragraph"/>
    <style:style style:name="P11" style:parent-style-name="Lijstalinea" style:list-style-name="LFO7" style:family="paragraph"/>
    <style:style style:name="P12" style:parent-style-name="Lijstalinea" style:list-style-name="LFO8" style:family="paragraph"/>
    <style:style style:name="P13" style:parent-style-name="Lijstalinea" style:list-style-name="LFO8" style:family="paragraph"/>
    <style:style style:name="P14" style:parent-style-name="Lijstalinea" style:list-style-name="LFO8" style:family="paragraph"/>
    <style:style style:name="P15" style:parent-style-name="Lijstalinea" style:list-style-name="LFO8" style:family="paragraph"/>
    <style:style style:name="P16" style:parent-style-name="Lijstalinea" style:list-style-name="LFO8" style:family="paragraph"/>
    <style:style style:name="P17" style:parent-style-name="Lijstalinea" style:list-style-name="LFO8" style:family="paragraph"/>
    <style:style style:name="P18" style:parent-style-name="Lijstalinea" style:list-style-name="LFO8" style:family="paragraph"/>
    <style:style style:name="P19" style:parent-style-name="Lijstalinea" style:list-style-name="LFO10" style:family="paragraph"/>
    <style:style style:name="P20" style:parent-style-name="Lijstalinea" style:list-style-name="LFO10" style:family="paragraph"/>
  </office:automatic-styles>
  <office:body>
    <office:text text:use-soft-page-breaks="true">
      <text:p text:style-name="P1">Opdracht 1.1</text:p>
      <text:list text:style-name="LFO2" text:continue-numbering="true">
        <text:list-item>
          <text:p text:style-name="P2">Om zo veel mogelijk ondernemers te krijgen, waardoor je zelfs met die belastingfacilliteiten nog best belasting verdienen.</text:p>
        </text:list-item>
        <text:list-item>
          <text:p text:style-name="P3">24 uur per week zonder vrije weken</text:p>
        </text:list-item>
        <text:list-item>
          <text:p text:style-name="P4">26 uur per week</text:p>
        </text:list-item>
        <text:list-item>
          <text:p text:style-name="P5">€10956,40</text:p>
        </text:list-item>
      </text:list>
      <text:p text:style-name="Standaard">Opdracht 1.2</text:p>
      <text:list text:style-name="LFO3" text:continue-numbering="true">
        <text:list-item>
          <text:p text:style-name="P6">Hoe goedkoop is de vestiging plaats<text:line-break/>Hoeveel mensen komen regelmatig er langs bij dat plaats<text:line-break/>Hoe dichtbij een stad is het<text:line-break/>Hoe groot is het plaats waar 1 gebouw gebouwd zou kunnen worden.</text:p>
        </text:list-item>
      </text:list>
      <text:p text:style-name="Standaard">Opdracht 1.3</text:p>
      <text:list text:style-name="LFO4" text:continue-numbering="true">
        <text:list-item>
          <text:p text:style-name="P7">Juridisch loket is gratis. Notaris en advocaat kosten vaak bakken geld.</text:p>
        </text:list-item>
        <text:list-item>
          <text:p text:style-name="P8">Gemeenschap van goederen behoren alle schulden &amp; bezittingen dat ze tijdens de huwelijk krijgen bij hun allebei. (niet voor de huwelijk) bij voorwaarden is dat niet zo, dan kan je het zo doen dat ze niet aansprakelijk zijn voor elkaars schulden.</text:p>
        </text:list-item>
      </text:list>
      <text:p text:style-name="Standaard">Opdracht 1.4</text:p>
      <text:list text:style-name="LFO5" text:continue-numbering="true">
        <text:list-item>
          <text:p text:style-name="P9">Eigen baas, snelle besluiten, heel klein, vaak weinig geld.</text:p>
        </text:list-item>
      </text:list>
      <text:p text:style-name="Standaard">Opdracht 1.5</text:p>
      <text:list text:style-name="LFO6" text:continue-numbering="true">
        <text:list-item>
          <text:p text:style-name="P10">Deze moeten nog verkocht worden</text:p>
        </text:list-item>
      </text:list>
      <text:p text:style-name="Standaard">Opdracht 1.6</text:p>
      <text:list text:style-name="LFO7" text:continue-numbering="true">
        <text:list-item>
          <text:p text:style-name="P11">Er was niks over advertenties, en die denk ik dat ze best belangrijk zijn, ook al zijn het kleine internetadvertenties of zoiets, en daarna kan het via mondnaarmond.</text:p>
        </text:list-item>
      </text:list>
      <text:p text:style-name="Standaard">Opdracht 1.7</text:p>
      <text:list text:style-name="LFO8" text:continue-numbering="true">
        <text:list-item>
          <text:p text:style-name="P12">€1703</text:p>
        </text:list-item>
        <text:list-item>
          <text:p text:style-name="P13">€4840</text:p>
        </text:list-item>
        <text:list-item>
          <text:p text:style-name="P14">€559</text:p>
        </text:list-item>
        <text:list-item>
          <text:p text:style-name="P15">Van de fiscus</text:p>
        </text:list-item>
        <text:list-item>
          <text:p text:style-name="P16">€840</text:p>
        </text:list-item>
        <text:list-item>
          <text:p text:style-name="P17">Betalen</text:p>
        </text:list-item>
        <text:list-item>
          <text:p text:style-name="P18">€378</text:p>
        </text:list-item>
      </text:list>
      <text:p text:style-name="Standaard">Opdracht 1.9</text:p>
      <text:list text:style-name="LFO10" text:continue-numbering="true">
        <text:list-item>
          <text:p text:style-name="P19">Vaste. Een auto verander je niet ieder jaar.</text:p>
        </text:list-item>
        <text:list-item>
          <text:p text:style-name="P20">Vlottende activa. Als je een autodealer bent hoop je een auto zo snel kunnen verkopen om winst te verdienen. Een auto die langer dan een jaar staat is geen goede auto en die wil je niet eens hebben.</text:p>
        </text:list-item>
      </text:list>
      <text:p text:style-name="Standaard">Opdracht 1.10</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1-27T11:28:00Z</meta:creation-date>
    <dc:date>2020-11-27T12:01:00Z</dc:date>
    <meta:template xlink:href="Normal" xlink:type="simple"/>
    <meta:editing-cycles>1</meta:editing-cycles>
    <meta:editing-duration>PT1980S</meta:editing-duration>
    <meta:document-statistic meta:page-count="1" meta:paragraph-count="2" meta:word-count="208" meta:character-count="1356" meta:row-count="9" meta:non-whitespace-character-count="1150"/>
  </office:meta>
</office:document-meta>
</file>